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918" officeooo:paragraph-rsid="00057918"/>
    </style:style>
    <style:style style:name="P2" style:family="paragraph" style:parent-style-name="Standard">
      <style:paragraph-properties fo:text-align="start" style:justify-single-word="false"/>
      <style:text-properties officeooo:rsid="00057918" officeooo:paragraph-rsid="00057918"/>
    </style:style>
    <style:style style:name="P3" style:family="paragraph" style:parent-style-name="Standard">
      <style:paragraph-properties fo:text-align="start" style:justify-single-word="false"/>
      <style:text-properties officeooo:rsid="0008bf68" officeooo:paragraph-rsid="0008bf68"/>
    </style:style>
    <style:style style:name="P4" style:family="paragraph" style:parent-style-name="Standard">
      <style:paragraph-properties fo:text-align="start" style:justify-single-word="false"/>
      <style:text-properties officeooo:rsid="000a8238" officeooo:paragraph-rsid="000a8238"/>
    </style:style>
    <style:style style:name="P5" style:family="paragraph" style:parent-style-name="Standard">
      <style:paragraph-properties fo:text-align="start" style:justify-single-word="false"/>
      <style:text-properties officeooo:rsid="000ea6db" officeooo:paragraph-rsid="000ea6d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e5c1" officeooo:paragraph-rsid="001de5c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9008" officeooo:paragraph-rsid="000c900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a066c" officeooo:paragraph-rsid="001a066c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de5c1" officeooo:paragraph-rsid="001de5c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b7018" officeooo:paragraph-rsid="002b701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397640" officeooo:paragraph-rsid="00397640"/>
    </style:style>
    <style:style style:name="P13" style:family="paragraph" style:parent-style-name="Standard">
      <style:paragraph-properties fo:text-align="start" style:justify-single-word="false"/>
      <style:text-properties officeooo:rsid="003b776f" officeooo:paragraph-rsid="003b776f"/>
    </style:style>
    <style:style style:name="P14" style:family="paragraph" style:parent-style-name="Standard">
      <style:paragraph-properties fo:text-align="start" style:justify-single-word="false"/>
      <style:text-properties officeooo:rsid="003d2dba" officeooo:paragraph-rsid="003d2dba"/>
    </style:style>
    <style:style style:name="P15" style:family="paragraph" style:parent-style-name="Standard">
      <style:paragraph-properties fo:text-align="start" style:justify-single-word="false"/>
      <style:text-properties officeooo:rsid="003f05a3" officeooo:paragraph-rsid="003f05a3"/>
    </style:style>
    <style:style style:name="P16" style:family="paragraph" style:parent-style-name="Standard">
      <style:paragraph-properties fo:text-align="start" style:justify-single-word="false"/>
      <style:text-properties officeooo:rsid="000d67fc" officeooo:paragraph-rsid="000d67fc"/>
    </style:style>
    <style:style style:name="P17" style:family="paragraph" style:parent-style-name="Standard">
      <style:paragraph-properties fo:text-align="start" style:justify-single-word="false"/>
      <style:text-properties officeooo:rsid="0041846f" officeooo:paragraph-rsid="0041846f"/>
    </style:style>
    <style:style style:name="P18" style:family="paragraph" style:parent-style-name="Standard">
      <style:paragraph-properties fo:text-align="start" style:justify-single-word="false"/>
      <style:text-properties officeooo:rsid="004981f7" officeooo:paragraph-rsid="004981f7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a2ff5" officeooo:paragraph-rsid="003a2ff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a5411" officeooo:paragraph-rsid="003a5411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b776f" officeooo:paragraph-rsid="003b776f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3f05a3" officeooo:paragraph-rsid="003f05a3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717f00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4981f7" officeooo:paragraph-rsid="004981f7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4f95e7" officeooo:paragraph-rsid="004f95e7"/>
    </style:style>
    <style:style style:name="P2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8997d" officeooo:paragraph-rsid="0038997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3736c0" officeooo:paragraph-rsid="005290a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ae423" officeooo:paragraph-rsid="002ae42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5bdc63" officeooo:paragraph-rsid="005bdc6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b7018" officeooo:paragraph-rsid="002b701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a066c" officeooo:paragraph-rsid="003300a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683b40" officeooo:paragraph-rsid="00683b4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690570" officeooo:paragraph-rsid="0069057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6a6b3e" officeooo:paragraph-rsid="006a6b3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6df8ba" officeooo:paragraph-rsid="006df8b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6fc87d" officeooo:paragraph-rsid="006fc87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77f031" officeooo:paragraph-rsid="0077f031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77f031" officeooo:paragraph-rsid="0077f03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79db65" officeooo:paragraph-rsid="0079db6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8119cc" officeooo:paragraph-rsid="008119c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821d46" officeooo:paragraph-rsid="00821d4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bf68" officeooo:paragraph-rsid="0008bf68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6cda" officeooo:paragraph-rsid="005290a9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c2c1" officeooo:paragraph-rsid="0025c2c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690570" officeooo:paragraph-rsid="0069057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17f00" officeooo:paragraph-rsid="00717f00"/>
    </style:style>
    <style:style style:name="P48" style:family="paragraph" style:parent-style-name="Standard">
      <style:paragraph-properties fo:text-align="start" style:justify-single-word="false"/>
      <style:text-properties officeooo:rsid="00126cda" officeooo:paragraph-rsid="005290a9"/>
    </style:style>
    <style:style style:name="P49" style:family="paragraph" style:parent-style-name="Standard">
      <style:paragraph-properties fo:text-align="start" style:justify-single-word="false"/>
      <style:text-properties officeooo:rsid="003736c0" officeooo:paragraph-rsid="005290a9"/>
    </style:style>
    <style:style style:name="P50" style:family="paragraph" style:parent-style-name="Standard">
      <style:paragraph-properties fo:text-align="start" style:justify-single-word="false"/>
      <style:text-properties officeooo:rsid="00131b1c" officeooo:paragraph-rsid="005290a9"/>
    </style:style>
    <style:style style:name="P51" style:family="paragraph" style:parent-style-name="Standard">
      <style:paragraph-properties fo:text-align="start" style:justify-single-word="false"/>
      <style:text-properties officeooo:rsid="00142abc" officeooo:paragraph-rsid="005290a9"/>
    </style:style>
    <style:style style:name="P52" style:family="paragraph" style:parent-style-name="Standard">
      <style:paragraph-properties fo:text-align="start" style:justify-single-word="false"/>
      <style:text-properties officeooo:rsid="001f449e" officeooo:paragraph-rsid="005290a9"/>
    </style:style>
    <style:style style:name="P53" style:family="paragraph" style:parent-style-name="Standard">
      <style:paragraph-properties fo:text-align="start" style:justify-single-word="false"/>
      <style:text-properties officeooo:rsid="000f34df" officeooo:paragraph-rsid="000f34df"/>
    </style:style>
    <style:style style:name="P54" style:family="paragraph" style:parent-style-name="Standard">
      <style:paragraph-properties fo:text-align="start" style:justify-single-word="false"/>
      <style:text-properties officeooo:rsid="00546187" officeooo:paragraph-rsid="00546187"/>
    </style:style>
    <style:style style:name="P55" style:family="paragraph" style:parent-style-name="Standard">
      <style:paragraph-properties fo:text-align="start" style:justify-single-word="false"/>
      <style:text-properties officeooo:rsid="003850d3" officeooo:paragraph-rsid="003300a2"/>
    </style:style>
    <style:style style:name="P56" style:family="paragraph" style:parent-style-name="Standard" style:list-style-name="L5">
      <style:paragraph-properties fo:text-align="start" style:justify-single-word="false"/>
      <style:text-properties officeooo:rsid="00717f00" officeooo:paragraph-rsid="00717f00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717fb5" officeooo:paragraph-rsid="00717fb5"/>
    </style:style>
    <style:style style:name="P58" style:family="paragraph" style:parent-style-name="Standard" style:list-style-name="L5">
      <style:paragraph-properties fo:text-align="start" style:justify-single-word="false"/>
      <style:text-properties officeooo:rsid="007319aa" officeooo:paragraph-rsid="007319aa"/>
    </style:style>
    <style:style style:name="T1" style:family="text">
      <style:text-properties officeooo:rsid="000c57d0"/>
    </style:style>
    <style:style style:name="T2" style:family="text">
      <style:text-properties officeooo:rsid="000ef040"/>
    </style:style>
    <style:style style:name="T3" style:family="text">
      <style:text-properties officeooo:rsid="000f52e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52e0"/>
    </style:style>
    <style:style style:name="T6" style:family="text">
      <style:text-properties style:text-underline-style="none" officeooo:rsid="00717f00"/>
    </style:style>
    <style:style style:name="T7" style:family="text">
      <style:text-properties style:text-underline-style="none" officeooo:rsid="00717fb5"/>
    </style:style>
    <style:style style:name="T8" style:family="text">
      <style:text-properties officeooo:rsid="001462e7"/>
    </style:style>
    <style:style style:name="T9" style:family="text">
      <style:text-properties officeooo:rsid="0014fc07"/>
    </style:style>
    <style:style style:name="T10" style:family="text">
      <style:text-properties officeooo:rsid="001d31d3"/>
    </style:style>
    <style:style style:name="T11" style:family="text">
      <style:text-properties officeooo:rsid="001ea7f8"/>
    </style:style>
    <style:style style:name="T12" style:family="text">
      <style:text-properties officeooo:rsid="0020270a"/>
    </style:style>
    <style:style style:name="T13" style:family="text">
      <style:text-properties officeooo:rsid="002bfeed"/>
    </style:style>
    <style:style style:name="T14" style:family="text">
      <style:text-properties officeooo:rsid="002d2d8b"/>
    </style:style>
    <style:style style:name="T15" style:family="text">
      <style:text-properties officeooo:rsid="003a2ff5"/>
    </style:style>
    <style:style style:name="T16" style:family="text">
      <style:text-properties officeooo:rsid="004ad224"/>
    </style:style>
    <style:style style:name="T17" style:family="text">
      <style:text-properties officeooo:rsid="00556b4e"/>
    </style:style>
    <style:style style:name="T18" style:family="text">
      <style:text-properties officeooo:rsid="005b9c7c"/>
    </style:style>
    <style:style style:name="T19" style:family="text">
      <style:text-properties officeooo:rsid="005c5470"/>
    </style:style>
    <style:style style:name="T20" style:family="text">
      <style:text-properties officeooo:rsid="006a119b"/>
    </style:style>
    <style:style style:name="T21" style:family="text">
      <style:text-properties officeooo:rsid="007c15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ext:p text:style-name="P2"/>
      <text:p text:style-name="P43">Introduction</text:p>
      <text:p text:style-name="P3"/>
      <text:p text:style-name="P3"/>
      <text:p text:style-name="P4">Exemples de systèmes comparables</text:p>
      <text:p text:style-name="P4"><text:tab/>hal.archives-ouvertes.<text:span text:style-name="T1">fr</text:span></text:p>
      <text:p text:style-name="P4"/>
      <text:p text:style-name="P4"/>
      <text:p text:style-name="P7">P<text:span text:style-name="T10">ro</text:span>fils utilisateurs :</text:p>
      <text:p text:style-name="P16">Rassembler les profils de chercheurs par universités.</text:p>
      <text:p text:style-name="P5">Sans attache avec une université, <text:span text:style-name="T2">les documents devront être validés : pas forcément pertinent...</text:span></text:p>
      <text:p text:style-name="P53">Il faut donc un profil de « validateur ». <text:span text:style-name="T3">Directeur de recherche, ou </text:span><text:span text:style-name="T5">chef</text:span><text:span text:style-name="T3"> de section (un chef de section par domaine de recherche).</text:span></text:p>
      <text:p text:style-name="P54">Tant qu’un document n’est pas validé, il <text:span text:style-name="T17">n,’apparaitra pas </text:span>pour les autres.</text:p>
      <text:p text:style-name="P47">Admin :<text:span text:style-name="T4"> </text:span></text:p>
      <text:list xml:id="list1417049389897736553" text:style-name="L5">
        <text:list-item>
          <text:p text:style-name="P23"><text:span text:style-name="T6">gestion des comptes de chercheurs.</text:span></text:p>
        </text:list-item>
        <text:list-item>
          <text:p text:style-name="P56"><text:span text:style-name="T4">Gestion de contenus</text:span></text:p>
          <text:list>
            <text:list-item>
              <text:p text:style-name="P56"><text:span text:style-name="T4">Changer la lisibilité </text:span><text:span text:style-name="T7">des documents/topics</text:span></text:p>
            </text:list-item>
            <text:list-item>
              <text:p text:style-name="P57"><text:span text:style-name="T4">Cacher/Supprimer des contenus</text:span></text:p>
            </text:list-item>
          </text:list>
        </text:list-item>
        <text:list-item>
          <text:p text:style-name="P58"><text:span text:style-name="T4">Gestion d’alertes de contenus innapropriés</text:span></text:p>
        </text:list-item>
      </text:list>
      <text:p text:style-name="P8"/>
      <text:p text:style-name="P45">Fonctionnalités :</text:p>
      <text:p text:style-name="P33">Compte admin qui aura tous les droits. Il recevra des alertes en cas de signalement d’article.</text:p>
      <text:p text:style-name="P29">Inscritpion. Affiliation <text:span text:style-name="T18">obligatoire pour pouvoir poster des documents. Le chef d’équipe devra aussi valider les inscriptions.</text:span></text:p>
      <text:p text:style-name="P30">Les utilsateurs non connectés auront <text:span text:style-name="T19">la possibilité de visualiser les documents, mais impossible de poster.</text:span></text:p>
      <text:p text:style-name="P30"/>
      <text:p text:style-name="P29">Publication de documents  <text:span text:style-name="T14">en privé ou en public. Privé = limité au labo ou à l’équipe (au choix).</text:span></text:p>
      <text:p text:style-name="P36">On pourra rajouter certaines équipes dans la visibilité du document.</text:p>
      <text:p text:style-name="P37">La visibilité du document pourra être changée après la publication.</text:p>
      <text:p text:style-name="P10"/>
      <text:p text:style-name="P10">Validation de documents : <text:span text:style-name="T13">uniquement par le chef de section. Il prendra la responsabilité de publier en public ou en privé. Il devra aussi valider tous les documents.</text:span></text:p>
      <text:p text:style-name="P32"/>
      <text:p text:style-name="P38">Possibilité de voter « upvote » des documents. Permettra de faire des stats :</text:p>
      <text:list xml:id="list1120231065014551412" text:style-name="L6">
        <text:list-item>
          <text:p text:style-name="P39">Popularité</text:p>
        </text:list-item>
        <text:list-item>
          <text:p text:style-name="P39">…</text:p>
        </text:list-item>
      </text:list>
      <text:p text:style-name="P40"><text:soft-page-break/>Un système de stats « poussé » <text:span text:style-name="T21">sera disponible. Permettra de visualiser le nombre <text:s/>de documents dans un domaine (et autres choses…)</text:span></text:p>
      <text:p text:style-name="P32"/>
      <text:p text:style-name="P46">Forum :</text:p>
      <text:p text:style-name="P34">Possibilité de faire des topics privés (comme les documents) limités seulement à l’équipe <text:span text:style-name="T20">de recherche.</text:span></text:p>
      <text:p text:style-name="P55"/>
      <text:p text:style-name="P12">Possibilité de recherche <text:span text:style-name="T15">de docuements par :</text:span></text:p>
      <text:list xml:id="list5931528030500069858" text:style-name="L1">
        <text:list-item>
          <text:p text:style-name="P19">titre</text:p>
        </text:list-item>
        <text:list-item>
          <text:p text:style-name="P19">chercheurs</text:p>
        </text:list-item>
        <text:list-item>
          <text:p text:style-name="P19">équipe</text:p>
        </text:list-item>
        <text:list-item>
          <text:p text:style-name="P20">université</text:p>
        </text:list-item>
        <text:list-item>
          <text:p text:style-name="P21">domaine</text:p>
        </text:list-item>
      </text:list>
      <text:p text:style-name="P14">Statistiques du site présente sur la page d’acceuil : </text:p>
      <text:list xml:id="list8414608234663777500" text:style-name="L2">
        <text:list-item>
          <text:p text:style-name="P22">nombres de dépots sur les n derniers mois</text:p>
        </text:list-item>
      </text:list>
      <text:p text:style-name="P15"/>
      <text:p text:style-name="P13"/>
      <text:p text:style-name="P17">Système de vote d’article : +1 ou -1.</text:p>
      <text:p text:style-name="P17">Tous les chercheurs inscrits peuvent voter n’importe quel article.</text:p>
      <text:p text:style-name="P8"/>
      <text:p text:style-name="P18">À l’arrivée sur le site : </text:p>
      <text:list xml:id="list3284798187472092685" text:style-name="L3">
        <text:list-item>
          <text:p text:style-name="P24">page d’accueil : <text:s/></text:p>
          <text:list>
            <text:list-item>
              <text:p text:style-name="P24">Bandeau latéral <text:span text:style-name="T16">des posts populaires (gauche)</text:span></text:p>
            </text:list-item>
            <text:list-item>
              <text:p text:style-name="P25">Chatbox commune à tous</text:p>
            </text:list-item>
            <text:list-item>
              <text:p text:style-name="P24"/>
            </text:list-item>
          </text:list>
        </text:list-item>
      </text:list>
      <text:p text:style-name="P8"/>
      <text:p text:style-name="P6">NB :</text:p>
      <text:p text:style-name="P9">Idées comme ça : possibilité de forum/chatbox</text:p>
      <text:p text:style-name="P11">Penser à un système de sous domaines de recherche</text:p>
      <text:p text:style-name="P11">Informatique :<text:tab/></text:p>
      <text:list xml:id="list203682576889449616" text:style-name="L4">
        <text:list-item>
          <text:p text:style-name="P26">Réseaux</text:p>
        </text:list-item>
        <text:list-item>
          <text:p text:style-name="P26">Sécurité</text:p>
        </text:list-item>
        <text:list-item>
          <text:p text:style-name="P26">…</text:p>
        </text:list-item>
      </text:list>
      <text:p text:style-name="P35">Faire un diagramme de cas d’utilisation</text:p>
      <text:p text:style-name="P11"/>
      <text:p text:style-name="P41">Il y aura une page d’accueil général et une page d’accueil « personnalisée » qui sera visible par les utilisateurs connectés. Elle contiendra un accès aux projets personnels, aux forums de son équipe, …</text:p>
      <text:p text:style-name="P42">Une meilleure visibilité des dernières publications de son domaine de recherche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44">Notes pour MCD</text:p>
      <text:p text:style-name="P50"><text:span text:style-name="T11">D</text:span>es utilisateurs qui seront chercheurs, affiliés ou non à une université.</text:p>
      <text:p text:style-name="P51">Un chercheur peut être chef de section. <text:span text:style-name="T8">Si c’est le cas il doit valider les documents soumis par des chercheurs non affiliés. </text:span></text:p>
      <text:p text:style-name="P48">Il faudra des domaines de recherches <text:span text:style-name="T9">(informatique, bio, chimie…)</text:span></text:p>
      <text:p text:style-name="P52">Des équipes de chercheurs. </text:p>
      <text:p text:style-name="P52">Les documents pouront être publiés par plusieurs personnes <text:span text:style-name="T12">(voir plusieurs équipes)</text:span>.</text:p>
      <text:p text:style-name="P49"/>
      <text:p text:style-name="P28">Chaque équipe devra avoir un descriptif de ses activités. Sur sa page elle devra afficher la liste des documents publiés. La liste des chercheurs y travaill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8:31:02.823394901</meta:creation-date>
    <dc:date>2016-03-23T11:14:33.299289339</dc:date>
    <meta:editing-duration>PT2H21M7S</meta:editing-duration>
    <meta:editing-cycles>122</meta:editing-cycles>
    <meta:generator>LibreOffice/5.1.1.3$Linux_X86_64 LibreOffice_project/10m0$Build-3</meta:generator>
    <meta:document-statistic meta:table-count="0" meta:image-count="0" meta:object-count="0" meta:page-count="3" meta:paragraph-count="61" meta:word-count="507" meta:character-count="3120" meta:non-whitespace-character-count="2682"/>
  </office:meta>
</office:document-meta>
</file>